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88cm" fo:min-width="2.487cm"/>
    </style:style>
    <style:style style:name="gr2" style:family="graphic" style:parent-style-name="standard">
      <style:graphic-properties draw:textarea-horizontal-align="justify" draw:textarea-vertical-align="middle" draw:auto-grow-height="false" fo:min-height="3.45cm" fo:min-width="5.9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2.888cm" fo:min-width="4.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5.973cm" svg:height="4.876cm" svg:x="1.227cm" svg:y="1.524cm">
          <text:p text:style-name="P1">P1→Ouvert == 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xml:id="id2" draw:id="id2" draw:layer="layout" svg:width="6.4cm" svg:height="3.7cm" svg:x="1cm" svg:y="8.8cm">
          <text:p text:style-name="P1">P2→Ouvert = 0 &amp;&amp; <text:s/></text:p>
          <text:p text:style-name="P1">P2→Verrouillée = 1 <text:s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line" svg:x1="4.214cm" svg:y1="6.4cm" svg:x2="4.2cm" svg:y2="8.8cm" draw:start-shape="id1" draw:start-glue-point="6" draw:end-shape="id2" draw:end-glue-point="4" svg:d="M4214 6400l-14 2400" svg:viewBox="0 0 15 2401">
          <text:p/>
        </draw:connector>
        <draw:frame draw:style-name="gr4" draw:text-style-name="P3" draw:layer="layout" svg:width="1.603cm" svg:height="0.954cm" svg:x="4.297cm" svg:y="7.1cm">
          <draw:text-box>
            <text:p>Vrai</text:p>
          </draw:text-box>
        </draw:frame>
        <draw:connector draw:style-name="gr5" draw:text-style-name="P1" draw:layer="layout" svg:x1="7.2cm" svg:y1="3.962cm" svg:x2="4.214cm" svg:y2="1.524cm" draw:start-shape="id1" draw:start-glue-point="7" draw:end-shape="id1" draw:end-glue-point="4" svg:d="M7200 3962h501v-2939h-3487v501" svg:viewBox="0 0 3488 2940">
          <text:p/>
        </draw:connector>
        <draw:frame draw:style-name="gr6" draw:text-style-name="P3" draw:layer="layout" svg:width="1.912cm" svg:height="0.954cm" svg:x="5.6cm" svg:y="1.2cm">
          <draw:text-box>
            <text:p>Faux</text:p>
          </draw:text-box>
        </draw:frame>
        <draw:custom-shape draw:style-name="gr1" draw:text-style-name="P1" xml:id="id3" draw:id="id3" draw:layer="layout" svg:width="5.973cm" svg:height="4.876cm" svg:x="9.6cm" svg:y="1.524cm">
          <text:p text:style-name="P1">DI == 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1" draw:layer="layout" svg:x1="15.573cm" svg:y1="3.962cm" svg:x2="12.587cm" svg:y2="1.524cm" draw:start-shape="id3" draw:start-glue-point="7" draw:end-shape="id3" draw:end-glue-point="4" svg:d="M15573 3962h501v-2939h-3487v501" svg:viewBox="0 0 3488 2940">
          <text:p/>
        </draw:connector>
        <draw:frame draw:style-name="gr6" draw:text-style-name="P3" draw:layer="layout" svg:width="1.912cm" svg:height="0.954cm" svg:x="13.988cm" svg:y="1.246cm">
          <draw:text-box>
            <text:p>Faux</text:p>
          </draw:text-box>
        </draw:frame>
        <draw:custom-shape draw:style-name="gr2" draw:text-style-name="P1" xml:id="id4" draw:id="id4" draw:layer="layout" svg:width="6.4cm" svg:height="3.7cm" svg:x="9.401cm" svg:y="8.801cm">
          <text:p text:style-name="P1">P1→Ouvert = 1 &amp;&amp;</text:p>
          <text:p text:style-name="P1">P2→Ouvert = 1 <text:s text:c="5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line" svg:x1="12.587cm" svg:y1="6.4cm" svg:x2="12.601cm" svg:y2="8.801cm" draw:start-shape="id3" draw:start-glue-point="6" draw:end-shape="id4" draw:end-glue-point="4" svg:d="M12587 6400l14 2401" svg:viewBox="0 0 15 2402">
          <text:p/>
        </draw:connector>
        <draw:frame draw:style-name="gr4" draw:text-style-name="P3" draw:layer="layout" svg:width="1.603cm" svg:height="0.954cm" svg:x="12.8cm" svg:y="7.1cm">
          <draw:text-box>
            <text:p>Vrai</text:p>
          </draw:text-box>
        </draw:frame>
        <draw:custom-shape draw:style-name="gr2" draw:text-style-name="P1" xml:id="id7" draw:id="id7" draw:layer="layout" svg:width="6.4cm" svg:height="3.7cm" svg:x="9.402cm" svg:y="13.602cm">
          <text:p text:style-name="P1">P1→Passez = 1 &amp;&amp;</text:p>
          <text:p text:style-name="P1">P2→Passez = 1 <text:s text:c="5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xml:id="id5" draw:id="id5" draw:layer="layout" svg:width="10.2cm" svg:height="6.275cm" svg:x="17.2cm" svg:y="1.525cm">
          <text:p text:style-name="P1">SaS→Plein == 1 &amp;&amp;</text:p>
          <text:p text:style-name="P1">(BP1Ext == 1 || BP2Int == 1)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onnector draw:style-name="gr5" draw:text-style-name="P1" draw:layer="layout" svg:x1="27.4cm" svg:y1="4.663cm" svg:x2="22.3cm" svg:y2="1.525cm" draw:start-shape="id5" draw:start-glue-point="7" draw:end-shape="id5" draw:end-glue-point="4" svg:d="M27400 4663h502v-3640h-5602v502" svg:viewBox="0 0 5603 3641">
          <text:p/>
        </draw:connector>
        <draw:frame draw:style-name="gr6" draw:text-style-name="P3" draw:layer="layout" svg:width="1.912cm" svg:height="0.954cm" svg:x="25.7cm" svg:y="1.246cm">
          <draw:text-box>
            <text:p>Faux</text:p>
          </draw:text-box>
        </draw:frame>
        <draw:custom-shape draw:style-name="gr2" draw:text-style-name="P1" xml:id="id6" draw:id="id6" draw:layer="layout" svg:width="6.4cm" svg:height="3.7cm" svg:x="19.102cm" svg:y="8.802cm">
          <text:p text:style-name="P1">P1→Ouvert = 0 &amp;&amp;</text:p>
          <text:p text:style-name="P1">P2→Ouvert = 0 <text:s text:c="5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line" svg:x1="22.3cm" svg:y1="7.8cm" svg:x2="22.302cm" svg:y2="8.802cm" draw:start-shape="id5" draw:start-glue-point="6" draw:end-shape="id6" draw:end-glue-point="4" svg:d="M22300 7800l2 1002" svg:viewBox="0 0 3 1003">
          <text:p/>
        </draw:connector>
        <draw:frame draw:style-name="gr4" draw:text-style-name="P3" draw:layer="layout" svg:width="1.603cm" svg:height="0.954cm" svg:x="22.9cm" svg:y="7.7cm">
          <draw:text-box>
            <text:p>Vrai</text:p>
          </draw:text-box>
        </draw:frame>
        <draw:connector draw:style-name="gr3" draw:text-style-name="P2" draw:layer="layout" draw:type="line" svg:x1="12.601cm" svg:y1="12.501cm" svg:x2="12.602cm" svg:y2="13.602cm" draw:start-shape="id4" draw:start-glue-point="6" draw:end-shape="id7" draw:end-glue-point="4" svg:d="M12601 12501l1 1101" svg:viewBox="0 0 2 1102">
          <text:p/>
        </draw:connector>
      </draw:page>
      <draw:page draw:name="page2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3T16:40:44.925000000</meta:creation-date>
    <dc:date>2018-01-23T17:36:25.794000000</dc:date>
    <meta:editing-duration>PT22M15S</meta:editing-duration>
    <meta:editing-cycles>2</meta:editing-cycles>
    <meta:generator>LibreOffice/5.3.5.2$Windows_x86 LibreOffice_project/50d9bf2b0a79cdb85a3814b592608037a682059d</meta:generator>
    <meta:document-statistic meta:object-count="20"/>
  </office:meta>
</office:document-meta>
</file>